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officeooo:paragraph-rsid="00340e2d" style:font-style-asian="normal" style:font-style-complex="normal"/>
    </style:style>
    <style:style style:name="P3" style:family="paragraph" style:parent-style-name="Standard">
      <style:text-properties fo:font-style="normal" officeooo:paragraph-rsid="0031e813" style:font-style-asian="normal" style:font-style-complex="normal"/>
    </style:style>
    <style:style style:name="P4" style:family="paragraph" style:parent-style-name="Standard">
      <style:text-properties fo:font-style="normal" officeooo:rsid="00340e2d" officeooo:paragraph-rsid="00340e2d" style:font-style-asian="normal" style:font-style-complex="normal"/>
    </style:style>
    <style:style style:name="P5" style:family="paragraph" style:parent-style-name="Standard">
      <style:text-properties fo:font-style="normal" officeooo:rsid="00344843" style:font-style-asian="normal" style:font-style-complex="normal"/>
    </style:style>
    <style:style style:name="P6" style:family="paragraph" style:parent-style-name="Standard">
      <style:text-properties fo:font-style="normal" officeooo:rsid="00344843" officeooo:paragraph-rsid="00344843" style:font-style-asian="normal" style:font-style-complex="normal"/>
    </style:style>
    <style:style style:name="P7" style:family="paragraph" style:parent-style-name="Standard">
      <style:text-properties fo:font-style="normal" officeooo:rsid="003a25dd" style:font-style-asian="normal" style:font-style-complex="normal"/>
    </style:style>
    <style:style style:name="P8" style:family="paragraph" style:parent-style-name="Standard">
      <style:text-properties fo:font-style="normal" officeooo:rsid="003a25dd" officeooo:paragraph-rsid="003a25dd" style:font-style-asian="normal" style:font-style-complex="normal"/>
    </style:style>
    <style:style style:name="P9" style:family="paragraph" style:parent-style-name="Standard">
      <style:text-properties fo:font-style="normal" officeooo:rsid="003b0441" officeooo:paragraph-rsid="003b0441" style:font-style-asian="normal" style:font-style-complex="normal"/>
    </style:style>
    <style:style style:name="P10" style:family="paragraph" style:parent-style-name="Standard">
      <style:text-properties fo:font-style="normal" style:text-underline-style="none" style:font-style-asian="normal" style:font-style-complex="normal"/>
    </style:style>
    <style:style style:name="P11" style:family="paragraph" style:parent-style-name="Standard">
      <style:text-properties style:font-name="Courier New" fo:font-size="11pt" fo:font-style="normal" style:font-size-asian="11pt" style:font-style-asian="normal" style:font-size-complex="11pt" style:font-style-complex="normal"/>
    </style:style>
    <style:style style:name="P12" style:family="paragraph" style:parent-style-name="Standard">
      <style:text-properties officeooo:paragraph-rsid="0031e813"/>
    </style:style>
    <style:style style:name="P13" style:family="paragraph" style:parent-style-name="Standard">
      <style:text-properties fo:font-size="11pt" fo:font-style="normal" style:font-size-asian="11pt" style:font-style-asian="normal" style:font-size-complex="11pt" style:font-style-complex="normal"/>
    </style:style>
    <style:style style:name="P14" style:family="paragraph" style:parent-style-name="Standard">
      <style:text-properties fo:font-size="10pt" officeooo:paragraph-rsid="001f7491" style:font-size-asian="10pt" style:font-size-complex="10pt"/>
    </style:style>
    <style:style style:name="P15" style:family="paragraph" style:parent-style-name="Standard">
      <style:text-properties officeooo:paragraph-rsid="00351fd3"/>
    </style:style>
    <style:style style:name="P16" style:family="paragraph" style:parent-style-name="Standard">
      <style:text-properties style:font-name="Courier 10 Pitch" fo:font-size="11pt" fo:font-style="normal" style:font-size-asian="11pt" style:font-style-asian="normal" style:font-size-complex="11pt" style:font-style-complex="normal"/>
    </style:style>
    <style:style style:name="P17" style:family="paragraph" style:parent-style-name="Standard">
      <style:text-properties style:font-name="Courier 10 Pitch" fo:font-size="11pt" fo:font-style="normal" officeooo:paragraph-rsid="0031e813" style:font-size-asian="11pt" style:font-style-asian="normal" style:font-size-complex="11pt" style:font-style-complex="normal"/>
    </style:style>
    <style:style style:name="P18" style:family="paragraph" style:parent-style-name="Standard">
      <style:text-properties style:font-name="Courier 10 Pitch" fo:font-size="11pt" fo:font-style="normal" officeooo:paragraph-rsid="00351fd3" style:font-size-asian="11pt" style:font-style-asian="normal" style:font-size-complex="11pt" style:font-style-complex="normal"/>
    </style:style>
    <style:style style:name="P19" style:family="paragraph" style:parent-style-name="Standard">
      <style:text-properties style:font-name="Courier 10 Pitch" fo:font-size="11pt" fo:font-style="normal" officeooo:rsid="00344843" officeooo:paragraph-rsid="00344843" style:font-size-asian="11pt" style:font-style-asian="normal" style:font-size-complex="11pt" style:font-style-complex="normal"/>
    </style:style>
    <style:style style:name="P20" style:family="paragraph" style:parent-style-name="Standard">
      <style:text-properties fo:font-size="12pt" officeooo:rsid="001f7491" officeooo:paragraph-rsid="001f7491" style:font-size-asian="10.5pt" style:font-size-complex="12pt"/>
    </style:style>
    <style:style style:name="P21" style:family="paragraph" style:parent-style-name="Standard">
      <style:text-properties officeooo:rsid="00351fd3" officeooo:paragraph-rsid="00351fd3"/>
    </style:style>
    <style:style style:name="P22" style:family="paragraph" style:parent-style-name="Text_20_body">
      <style:text-properties fo:font-style="normal" style:font-style-asian="normal" style:font-style-complex="normal"/>
    </style:style>
    <style:style style:name="P23" style:family="paragraph" style:parent-style-name="Text_20_body">
      <style:text-properties fo:font-style="normal" officeooo:rsid="003a25dd" officeooo:paragraph-rsid="003a25dd" style:font-style-asian="normal" style:font-style-complex="normal"/>
    </style:style>
    <style:style style:name="P24" style:family="paragraph" style:parent-style-name="Text_20_body">
      <style:text-properties officeooo:paragraph-rsid="003913ff"/>
    </style:style>
    <style:style style:name="P25" style:family="paragraph" style:parent-style-name="Text_20_body">
      <style:text-properties officeooo:rsid="002dcd60" officeooo:paragraph-rsid="002dcd60"/>
    </style:style>
    <style:style style:name="P26" style:family="paragraph" style:parent-style-name="Text_20_body">
      <style:text-properties officeooo:rsid="003913ff"/>
    </style:style>
    <style:style style:name="P27" style:family="paragraph" style:parent-style-name="Contents_20_4">
      <style:paragraph-properties>
        <style:tab-stops>
          <style:tab-stop style:position="6.3354in" style:type="right" style:leader-style="dotted" style:leader-text="."/>
        </style:tab-stops>
      </style:paragraph-properties>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ent-style-name="Contents_20_2">
      <style:paragraph-properties>
        <style:tab-stops>
          <style:tab-stop style:position="6.7283in" style:type="right" style:leader-style="dotted" style:leader-text="."/>
        </style:tab-stops>
      </style:paragraph-properties>
    </style:style>
    <style:style style:name="P30" style:family="paragraph" style:parent-style-name="Contents_20_3">
      <style:paragraph-properties>
        <style:tab-stops>
          <style:tab-stop style:position="6.5319in" style:type="right" style:leader-style="dotted" style:leader-text="."/>
        </style:tab-stops>
      </style:paragraph-properties>
    </style:style>
    <style:style style:name="P31" style:family="paragraph" style:parent-style-name="Heading_20_4">
      <style:text-properties fo:font-style="normal" officeooo:rsid="003a25dd" officeooo:paragraph-rsid="003a25dd" style:font-style-asian="normal" style:font-style-complex="normal"/>
    </style:style>
    <style:style style:name="P32" style:family="paragraph" style:parent-style-name="Heading_20_3">
      <style:text-properties officeooo:paragraph-rsid="0031e813"/>
    </style:style>
    <style:style style:name="P33" style:family="paragraph" style:parent-style-name="Heading_20_2" style:list-style-name=""/>
    <style:style style:name="P34" style:family="paragraph" style:parent-style-name="Heading_20_2">
      <style:text-properties officeooo:rsid="00303ecf" officeooo:paragraph-rsid="00303ecf"/>
    </style:style>
    <style:style style:name="P35" style:family="paragraph" style:parent-style-name="Heading_20_2">
      <style:paragraph-properties fo:break-before="page"/>
    </style:style>
    <style:style style:name="P36" style:family="paragraph" style:parent-style-name="Heading_20_1">
      <style:paragraph-properties fo:break-before="page"/>
      <style:text-properties officeooo:paragraph-rsid="0026306d"/>
    </style:style>
    <style:style style:name="P37" style:family="paragraph" style:parent-style-name="Text_20_body" style:list-style-name="L12"/>
    <style:style style:name="P38" style:family="paragraph" style:parent-style-name="Text_20_body" style:list-style-name="L13"/>
    <style:style style:name="P39" style:family="paragraph" style:parent-style-name="Text_20_body" style:list-style-name="L14"/>
    <style:style style:name="P40" style:family="paragraph" style:parent-style-name="Standard" style:list-style-name="L1"/>
    <style:style style:name="P41" style:family="paragraph" style:parent-style-name="Standard" style:list-style-name="L2"/>
    <style:style style:name="P42" style:family="paragraph" style:parent-style-name="Standard" style:list-style-name="L3"/>
    <style:style style:name="P43" style:family="paragraph" style:parent-style-name="Standard" style:list-style-name="L4">
      <style:text-properties fo:font-style="normal" style:font-style-asian="normal" style:font-style-complex="normal"/>
    </style:style>
    <style:style style:name="P44" style:family="paragraph" style:parent-style-name="Standard" style:list-style-name="L4">
      <style:text-properties fo:font-style="normal" officeooo:paragraph-rsid="002b101c" style:font-style-asian="normal" style:font-style-complex="normal"/>
    </style:style>
    <style:style style:name="P45" style:family="paragraph" style:parent-style-name="Standard" style:list-style-name="L10">
      <style:text-properties fo:font-style="normal" style:font-style-asian="normal" style:font-style-complex="normal"/>
    </style:style>
    <style:style style:name="P46" style:family="paragraph" style:parent-style-name="Standard" style:list-style-name="L10">
      <style:text-properties fo:font-style="normal" officeooo:paragraph-rsid="003ae62a" style:font-style-asian="normal" style:font-style-complex="normal"/>
    </style:style>
    <style:style style:name="P47" style:family="paragraph" style:parent-style-name="Standard" style:list-style-name="L10">
      <style:text-properties fo:font-style="normal" officeooo:paragraph-rsid="002dcd60" style:font-style-asian="normal" style:font-style-complex="normal"/>
    </style:style>
    <style:style style:name="P48" style:family="paragraph" style:parent-style-name="Standard" style:list-style-name="L10">
      <style:text-properties fo:font-style="normal" officeooo:paragraph-rsid="00340e2d" style:font-style-asian="normal" style:font-style-complex="normal"/>
    </style:style>
    <style:style style:name="P49" style:family="paragraph" style:parent-style-name="Standard" style:list-style-name="L15">
      <style:text-properties fo:font-style="normal" officeooo:rsid="002dcd60" officeooo:paragraph-rsid="003b0441" style:font-style-asian="normal" style:font-style-complex="normal"/>
    </style:style>
    <style:style style:name="P50" style:family="paragraph" style:parent-style-name="Standard" style:list-style-name="L8">
      <style:text-properties fo:font-style="normal" officeooo:rsid="003a25dd" officeooo:paragraph-rsid="003a25dd" style:font-style-asian="normal" style:font-style-complex="normal"/>
    </style:style>
    <style:style style:name="P51" style:family="paragraph" style:parent-style-name="Standard" style:list-style-name="L16">
      <style:text-properties fo:font-style="normal" officeooo:rsid="003a25dd" style:font-style-asian="normal" style:font-style-complex="normal"/>
    </style:style>
    <style:style style:name="P52" style:family="paragraph" style:parent-style-name="Standard" style:list-style-name="L16">
      <style:text-properties fo:font-style="normal" officeooo:rsid="003ae62a" officeooo:paragraph-rsid="003ae62a" style:font-style-asian="normal" style:font-style-complex="normal"/>
    </style:style>
    <style:style style:name="P53" style:family="paragraph" style:parent-style-name="Standard" style:list-style-name="L10">
      <style:text-properties fo:font-style="normal" fo:font-weight="normal" style:font-style-asian="normal" style:font-weight-asian="normal" style:font-style-complex="normal" style:font-weight-complex="normal"/>
    </style:style>
    <style:style style:name="P54" style:family="paragraph" style:parent-style-name="Standard" style:list-style-name="L5"/>
    <style:style style:name="P55" style:family="paragraph" style:parent-style-name="Standard" style:list-style-name="L6"/>
    <style:style style:name="P56" style:family="paragraph" style:parent-style-name="Standard" style:list-style-name="L7"/>
    <style:style style:name="P57" style:family="paragraph" style:parent-style-name="Standard" style:list-style-name="L8"/>
    <style:style style:name="P58" style:family="paragraph" style:parent-style-name="Standard" style:list-style-name="L8">
      <style:text-properties officeooo:paragraph-rsid="00344843"/>
    </style:style>
    <style:style style:name="P59" style:family="paragraph" style:parent-style-name="Standard" style:list-style-name="L8">
      <style:text-properties officeooo:paragraph-rsid="003913ff"/>
    </style:style>
    <style:style style:name="P60" style:family="paragraph" style:parent-style-name="Standard" style:list-style-name="L9"/>
    <style:style style:name="P61" style:family="paragraph" style:parent-style-name="Standard" style:list-style-name="L10"/>
    <style:style style:name="P62" style:family="paragraph" style:parent-style-name="Standard" style:list-style-name="L10">
      <style:text-properties officeooo:paragraph-rsid="002dcd60"/>
    </style:style>
    <style:style style:name="P63" style:family="paragraph" style:parent-style-name="Standard" style:list-style-name="L11"/>
    <style:style style:name="P64" style:family="paragraph" style:parent-style-name="Standard" style:list-style-name="L15">
      <style:text-properties officeooo:paragraph-rsid="003b0441"/>
    </style:style>
    <style:style style:name="P65" style:family="paragraph" style:parent-style-name="Standard" style:list-style-name="L16"/>
    <style:style style:name="P66" style:family="paragraph" style:parent-style-name="Standard" style:list-style-name="L16">
      <style:text-properties officeooo:paragraph-rsid="003ae62a"/>
    </style:style>
    <style:style style:name="T1" style:family="text">
      <style:text-properties officeooo:rsid="000f8854"/>
    </style:style>
    <style:style style:name="T2" style:family="text">
      <style:text-properties officeooo:rsid="001541ee"/>
    </style:style>
    <style:style style:name="T3" style:family="text">
      <style:text-properties fo:font-style="italic" style:font-style-asian="italic" style:font-style-complex="italic"/>
    </style:style>
    <style:style style:name="T4" style:family="text">
      <style:text-properties fo:font-style="italic" officeooo:rsid="000f8854" style:font-style-asian="italic" style:font-style-complex="italic"/>
    </style:style>
    <style:style style:name="T5" style:family="text">
      <style:text-properties fo:font-style="italic" officeooo:rsid="001541ee" style:font-style-asian="italic" style:font-style-complex="italic"/>
    </style:style>
    <style:style style:name="T6" style:family="text">
      <style:text-properties fo:font-style="italic" officeooo:rsid="001f7491" style:font-style-asian="italic" style:font-style-complex="italic"/>
    </style:style>
    <style:style style:name="T7" style:family="text">
      <style:text-properties fo:font-style="italic" officeooo:rsid="002b101c" style:font-style-asian="italic" style:font-style-complex="italic"/>
    </style:style>
    <style:style style:name="T8" style:family="text">
      <style:text-properties fo:font-style="italic" officeooo:rsid="002c3794" style:font-style-asian="italic" style:font-style-complex="italic"/>
    </style:style>
    <style:style style:name="T9" style:family="text">
      <style:text-properties fo:font-style="italic" officeooo:rsid="002d6b50" style:font-style-asian="italic" style:font-style-complex="italic"/>
    </style:style>
    <style:style style:name="T10" style:family="text">
      <style:text-properties fo:font-style="italic" officeooo:rsid="002dcd60" style:font-style-asian="italic" style:font-style-complex="italic"/>
    </style:style>
    <style:style style:name="T11" style:family="text">
      <style:text-properties fo:font-style="italic" officeooo:rsid="0033938f" style:font-style-asian="italic" style:font-style-complex="italic"/>
    </style:style>
    <style:style style:name="T12" style:family="text">
      <style:text-properties fo:font-style="italic" officeooo:rsid="00340e2d" style:font-style-asian="italic" style:font-style-complex="italic"/>
    </style:style>
    <style:style style:name="T13" style:family="text">
      <style:text-properties fo:font-style="italic" officeooo:rsid="00344843" style:font-style-asian="italic" style:font-style-complex="italic"/>
    </style:style>
    <style:style style:name="T14" style:family="text">
      <style:text-properties fo:font-style="italic" officeooo:rsid="003913ff" style:font-style-asian="italic" style:font-style-complex="italic"/>
    </style:style>
    <style:style style:name="T15" style:family="text">
      <style:text-properties fo:font-style="italic" officeooo:rsid="003a25dd" style:font-style-asian="italic" style:font-style-complex="italic"/>
    </style:style>
    <style:style style:name="T16" style:family="text">
      <style:text-properties fo:font-style="italic" officeooo:rsid="003ae62a" style:font-style-asian="italic" style:font-style-complex="italic"/>
    </style:style>
    <style:style style:name="T17" style:family="text">
      <style:text-properties fo:font-style="italic" officeooo:rsid="003b0441" style:font-style-asian="italic" style:font-style-complex="italic"/>
    </style:style>
    <style:style style:name="T18" style:family="text">
      <style:text-properties fo:font-style="italic" officeooo:rsid="0041054f" style:font-style-asian="italic" style:font-style-complex="italic"/>
    </style:style>
    <style:style style:name="T19" style:family="text">
      <style:text-properties fo:font-style="italic" officeooo:rsid="004126c7" style:font-style-asian="italic" style:font-style-complex="italic"/>
    </style:style>
    <style:style style:name="T20" style:family="text">
      <style:text-properties fo:font-style="italic" style:text-underline-style="none"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style:font-style-asian="normal" style:font-style-complex="normal"/>
    </style:style>
    <style:style style:name="T23" style:family="text">
      <style:text-properties fo:font-style="normal" officeooo:rsid="001396b9" style:font-style-asian="normal" style:font-style-complex="normal"/>
    </style:style>
    <style:style style:name="T24" style:family="text">
      <style:text-properties fo:font-style="normal" officeooo:rsid="00224adc" style:font-style-asian="normal" style:font-style-complex="normal"/>
    </style:style>
    <style:style style:name="T25" style:family="text">
      <style:text-properties fo:font-style="normal" officeooo:rsid="002dcd60" style:font-style-asian="normal" style:font-style-complex="normal"/>
    </style:style>
    <style:style style:name="T26" style:family="text">
      <style:text-properties fo:font-style="normal" officeooo:rsid="0032c189" style:font-style-asian="normal" style:font-style-complex="normal"/>
    </style:style>
    <style:style style:name="T27" style:family="text">
      <style:text-properties fo:font-style="normal" officeooo:rsid="00340e2d" style:font-style-asian="normal" style:font-style-complex="normal"/>
    </style:style>
    <style:style style:name="T28" style:family="text">
      <style:text-properties fo:font-style="normal" officeooo:rsid="00344843" style:font-style-asian="normal" style:font-style-complex="normal"/>
    </style:style>
    <style:style style:name="T29" style:family="text">
      <style:text-properties fo:font-style="normal" officeooo:rsid="00351fd3" style:font-style-asian="normal" style:font-style-complex="normal"/>
    </style:style>
    <style:style style:name="T30" style:family="text">
      <style:text-properties fo:font-style="normal" officeooo:rsid="003913ff" style:font-style-asian="normal" style:font-style-complex="normal"/>
    </style:style>
    <style:style style:name="T31" style:family="text">
      <style:text-properties fo:font-style="normal" officeooo:rsid="003a25dd" style:font-style-asian="normal" style:font-style-complex="normal"/>
    </style:style>
    <style:style style:name="T32" style:family="text">
      <style:text-properties fo:font-style="normal" officeooo:rsid="003ae62a" style:font-style-asian="normal" style:font-style-complex="normal"/>
    </style:style>
    <style:style style:name="T33" style:family="text">
      <style:text-properties fo:font-style="normal" officeooo:rsid="00400633" style:font-style-asian="normal" style:font-style-complex="normal"/>
    </style:style>
    <style:style style:name="T34" style:family="text">
      <style:text-properties fo:font-style="normal" style:text-underline-style="none" officeooo:rsid="001f7491" style:font-style-asian="normal" style:font-style-complex="normal"/>
    </style:style>
    <style:style style:name="T35" style:family="text">
      <style:text-properties fo:font-style="normal" style:text-underline-style="solid" style:text-underline-width="auto" style:text-underline-color="font-color" fo:font-weight="bold" officeooo:rsid="001f7491" style:font-style-asian="normal" style:font-weight-asian="bold" style:font-style-complex="normal" style:font-weight-complex="bold"/>
    </style:style>
    <style:style style:name="T36" style:family="text">
      <style:text-properties style:font-name="Courier New" fo:font-size="11pt" style:font-size-asian="11pt" style:font-size-complex="11pt"/>
    </style:style>
    <style:style style:name="T37" style:family="text">
      <style:text-properties style:font-name="Courier New" fo:font-size="11pt" officeooo:rsid="0041054f" style:font-size-asian="11pt" style:font-size-complex="11pt"/>
    </style:style>
    <style:style style:name="T38" style:family="text">
      <style:text-properties style:font-name="Courier New" fo:font-size="11pt" officeooo:rsid="004126c7" style:font-size-asian="11pt" style:font-size-complex="11pt"/>
    </style:style>
    <style:style style:name="T39" style:family="text">
      <style:text-properties style:text-underline-style="none"/>
    </style:style>
    <style:style style:name="T40" style:family="text">
      <style:text-properties fo:font-weight="bold"/>
    </style:style>
    <style:style style:name="T41" style:family="text">
      <style:text-properties fo:font-weight="normal" style:font-weight-asian="normal" style:font-weight-complex="normal"/>
    </style:style>
    <style:style style:name="T42" style:family="text">
      <style:text-properties officeooo:rsid="001ca393"/>
    </style:style>
    <style:style style:name="T43" style:family="text">
      <style:text-properties officeooo:rsid="001f7491"/>
    </style:style>
    <style:style style:name="T44" style:family="text">
      <style:text-properties officeooo:rsid="0024f136"/>
    </style:style>
    <style:style style:name="T45" style:family="text">
      <style:text-properties officeooo:rsid="002b101c"/>
    </style:style>
    <style:style style:name="T46" style:family="text">
      <style:text-properties officeooo:rsid="002c3794"/>
    </style:style>
    <style:style style:name="T47" style:family="text">
      <style:text-properties officeooo:rsid="002d6b50"/>
    </style:style>
    <style:style style:name="T48" style:family="text">
      <style:text-properties officeooo:rsid="002dcd60"/>
    </style:style>
    <style:style style:name="T49" style:family="text">
      <style:text-properties officeooo:rsid="0030ea28"/>
    </style:style>
    <style:style style:name="T50" style:family="text">
      <style:text-properties officeooo:rsid="0033938f"/>
    </style:style>
    <style:style style:name="T51" style:family="text">
      <style:text-properties officeooo:rsid="00340e2d"/>
    </style:style>
    <style:style style:name="T52" style:family="text">
      <style:text-properties officeooo:rsid="00344843"/>
    </style:style>
    <style:style style:name="T53" style:family="text">
      <style:text-properties officeooo:rsid="00351fd3"/>
    </style:style>
    <style:style style:name="T54" style:family="text">
      <style:text-properties officeooo:rsid="00379895"/>
    </style:style>
    <style:style style:name="T55" style:family="text">
      <style:text-properties officeooo:rsid="003913ff"/>
    </style:style>
    <style:style style:name="T56" style:family="text">
      <style:text-properties officeooo:rsid="003a25dd"/>
    </style:style>
    <style:style style:name="T57" style:family="text">
      <style:text-properties style:font-name="Courier 10 Pitch" fo:font-size="11pt" fo:font-style="normal" officeooo:rsid="003a25dd" style:font-size-asian="11pt" style:font-style-asian="normal" style:font-size-complex="11pt" style:font-style-complex="normal"/>
    </style:style>
    <style:style style:name="T58" style:family="text">
      <style:text-properties style:font-name="Courier 10 Pitch" fo:font-size="11pt" fo:font-style="normal" officeooo:rsid="003ae62a" style:font-size-asian="11pt" style:font-style-asian="normal" style:font-size-complex="11pt" style:font-style-complex="normal"/>
    </style:style>
    <style:style style:name="T59" style:family="text">
      <style:text-properties fo:font-size="6pt" fo:font-weight="bold" style:font-size-asian="6pt" style:font-size-complex="6pt"/>
    </style:style>
    <style:style style:name="T60" style:family="text">
      <style:text-properties fo:font-size="6pt" fo:font-weight="normal" style:font-size-asian="6pt" style:font-weight-asian="normal" style:font-size-complex="6pt" style:font-weight-complex="normal"/>
    </style:style>
    <style:style style:name="T61" style:family="text">
      <style:text-properties officeooo:rsid="003b0441"/>
    </style:style>
    <style:style style:name="T62" style:family="text">
      <style:text-properties officeooo:rsid="003df486"/>
    </style:style>
    <style:style style:name="T63" style:family="text">
      <style:text-properties officeooo:rsid="003ef23e"/>
    </style:style>
    <style:style style:name="T64" style:family="text">
      <style:text-properties officeooo:rsid="0041054f"/>
    </style:style>
    <style:style style:name="T65" style:family="text">
      <style:text-properties officeooo:rsid="004126c7"/>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8">1 Introduction<text:tab/>1</text:p>
          <text:p text:style-name="P28">2 Setup and Configuration<text:tab/>1</text:p>
          <text:p text:style-name="P29">2.1 Installation<text:tab/>1</text:p>
          <text:p text:style-name="P29">2.2 JBoss Developer Studio 5 Configuration<text:tab/>3</text:p>
          <text:p text:style-name="P29">2.3 Configure and start the JBoss Enterprise SOA Platform<text:tab/>4</text:p>
          <text:p text:style-name="P29">2.4 Importing Rule Repository<text:tab/>4</text:p>
          <text:p text:style-name="P29">2.5 Deploying Demo Artifacts<text:tab/>4</text:p>
          <text:p text:style-name="P28">3 Running the Demo<text:tab/>5</text:p>
          <text:p text:style-name="P29">3.1 BPEL based demo<text:tab/>5</text:p>
          <text:p text:style-name="P30">3.1.1 Endpoint Addresses<text:tab/>5</text:p>
          <text:p text:style-name="P30">3.1.2 Making the demo have different behavior<text:tab/>5</text:p>
          <text:p text:style-name="P29">3.2 BPM based demo<text:tab/>6</text:p>
          <text:p text:style-name="P30">3.2.1 Running the BPMN demo from Business Central<text:tab/>6</text:p>
          <text:p text:style-name="P30">3.2.2 Running the BPMN demo from JBDS<text:tab/>6</text:p>
          <text:p text:style-name="P27"><text:s/>Run the process as a Java application<text:tab/>7</text:p>
          <text:p text:style-name="P27"><text:s/>Run the process as a JUnit test<text:tab/>7</text:p>
        </text:index-body>
      </text:table-of-content>
      <text:p text:style-name="Standard"/>
      <text:h text:style-name="Heading_20_1" text:outline-level="1">Introduction</text:h>
      <text:p text:style-name="Standard">This is a demo to highlight some of the integration possibilities provided by the JBoss SOA Platform and JBoss Business Rules Management System products. This is an application setup guide for a Home Loan Demo. The setup will create a fully installed and configured SOA-P and BRMS environment so that you can demo the project. It will provide you with a JBoss Developer Studio projects for ESB, BPEL and CEP demos. Also provide is a repository that can be imported into BRMS BRM and demo the web tooling and asset manager BRM tooling.</text:p>
      <text:h text:style-name="Heading_20_1" text:outline-level="1">Setup and Configuration</text:h>
      <text:h text:style-name="Heading_20_2" text:outline-level="2">Installation</text:h>
      <text:p text:style-name="Text_20_body">You first need to extract the demo distribution zip (homeloan-integration-<text:span text:style-name="T55">bpm-</text:span>demo-<text:span text:style-name="T64">$version</text:span>.zip) to a location of your choosing. <text:s/>Once extracted, you will have the following folder structure:</text:p>
      <text:list xml:id="list20096186951" text:style-name="L1">
        <text:list-item>
          <text:p text:style-name="P40">\homeloan-integration-<text:span text:style-name="T55">bpm-</text:span>demo</text:p>
          <text:list>
            <text:list-item>
              <text:p text:style-name="P40">\installs – Initially empty, but will contain the SOA-P and BRMS platform downloads.</text:p>
            </text:list-item>
            <text:list-item>
              <text:p text:style-name="P40">\projects – The three projects that comprise the demo.</text:p>
            </text:list-item>
            <text:list-item>
              <text:p text:style-name="P40">\support – Additional supporting files used by the demo.</text:p>
            </text:list-item>
            <text:list-item>
              <text:p text:style-name="P40">\target – Will be created by running init.sh. Contains the fully configured SOA-P and BRMS runtime server.</text:p>
            </text:list-item>
            <text:list-item>
              <text:p text:style-name="P40">init.sh – Script to install and configure the run time server environment.</text:p>
            </text:list-item>
            <text:list-item>
              <text:p text:style-name="P40"><text:span text:style-name="T55">mavenize</text:span>.sh – Script to install <text:span text:style-name="T55">Maven dependencies for the BPM project into the local repo, </text:span><text:span text:style-name="T63">this is integrated into the init.sh but left for clarity.</text:span></text:p>
            </text:list-item>
            <text:list-item>
              <text:p text:style-name="P40">Quick Start Guide.odt – This document</text:p>
            </text:list-item>
          </text:list>
        </text:list-item>
      </text:list>
      <text:p text:style-name="Standard"/>
      <text:p text:style-name="Standard">Next, download SOA Platform and BRMS Platform from the Red Hat Customer Portal (<text:a xlink:type="simple" xlink:href="https://access.redhat.com/jbossnetwork">https://access.redhat.com/jbossnetwork</text:a>).</text:p>
      <text:p text:style-name="Standard"/>
      <text:p text:style-name="Standard"><text:soft-page-break/>Download SOA Platform:</text:p>
      <text:list xml:id="list2014259366" text:style-name="L2">
        <text:list-item>
          <text:p text:style-name="P41">Under <text:span text:style-name="T3">JBoss Enterprise Platforms</text:span>, select the <text:span text:style-name="T3">SOA Platform</text:span><text:span text:style-name="T22"> product.</text:span></text:p>
        </text:list-item>
        <text:list-item>
          <text:p text:style-name="P41"><text:span text:style-name="T22">Select version </text:span><text:span text:style-name="T3">5.3.</text:span><text:span text:style-name="T19">1</text:span><text:span text:style-name="T3"> GA</text:span><text:span text:style-name="T22"> in the </text:span><text:span text:style-name="T3">Version</text:span><text:span text:style-name="T22"> field.</text:span></text:p>
        </text:list-item>
        <text:list-item>
          <text:p text:style-name="P41"><text:span text:style-name="T22">Download </text:span><text:span text:style-name="T3">SOA Platform 5.3.</text:span><text:span text:style-name="T19">1</text:span></text:p>
        </text:list-item>
      </text:list>
      <text:p text:style-name="P12"/>
      <text:p text:style-name="P3">Download BRMS Platform:</text:p>
      <text:list xml:id="list553121924" text:style-name="L3">
        <text:list-item>
          <text:p text:style-name="P42">Under <text:span text:style-name="T3">JBoss Enterprise Platforms</text:span>, select the <text:span text:style-name="T3">BRMS Platform</text:span><text:span text:style-name="T22"> product.</text:span></text:p>
        </text:list-item>
        <text:list-item>
          <text:p text:style-name="P42"><text:span text:style-name="T22">Select version </text:span><text:span text:style-name="T3">5.3.</text:span><text:span text:style-name="T18">1</text:span><text:span text:style-name="T22"> in the </text:span><text:span text:style-name="T3">Version</text:span><text:span text:style-name="T22"> field.</text:span></text:p>
        </text:list-item>
        <text:list-item>
          <text:p text:style-name="P42"><text:span text:style-name="T22">Download </text:span><text:span text:style-name="T3">JBoss BRMS 5.3.</text:span><text:span text:style-name="T18">1</text:span><text:span text:style-name="T3"><text:line-break/>(</text:span><text:span text:style-name="T22">Please note that this is the deployable distribution, not the standalone one.)</text:span></text:p>
        </text:list-item>
      </text:list>
      <text:p text:style-name="P1"/>
      <text:p text:style-name="P3">Now copy <text:span text:style-name="T50">these two</text:span> files, <text:span text:style-name="T36">soa-p-5.3.</text:span><text:span text:style-name="T38">1</text:span><text:span text:style-name="T36">.GA.zip </text:span>and <text:span text:style-name="T36">brms-p-5.3.</text:span><text:span text:style-name="T37">1</text:span><text:span text:style-name="T36">.GA-deployable.zip</text:span>, to the homeloan-integration-bpm-demo's <text:span text:style-name="T3">installs</text:span> folder. Ensure that these files are executable by running:</text:p>
      <text:p text:style-name="P1"/>
      <text:p text:style-name="P17">$ chmod +x &lt;path-to-project&gt;/installs/soa-p-5.3.<text:span text:style-name="T65">1</text:span>.GA.zip</text:p>
      <text:p text:style-name="P17">$ chmod +x &lt;path-to-project&gt;/installs/brms-p-5.3.<text:span text:style-name="T64">1</text:span>.GA-deployable.zip</text:p>
      <text:p text:style-name="P13"/>
      <text:p text:style-name="P1">Lastly, from the homeloan-demo folder, run the <text:span text:style-name="T3">init.sh</text:span> script:</text:p>
      <text:p text:style-name="P1"/>
      <text:p text:style-name="P16">$ ./init.sh</text:p>
      <text:p text:style-name="P11"/>
      <text:p text:style-name="P1">When the script completes you will have a new folder named <text:span text:style-name="T3">jboss-soa-p-5</text:span>, in the homeloan-integration-bpm-demo's <text:span text:style-name="T3">target</text:span> folder. The <text:span text:style-name="T3">jboss-soa-p-5</text:span> folder is a ready to run SOA Platform 5.<text:span text:style-name="T1">3</text:span> server runtime with <text:span text:style-name="T42">the needed BRMS parts deployed into it and</text:span> the following modifications made:</text:p>
      <text:list xml:id="list1839121322" text:style-name="L4">
        <text:list-item>
          <text:p text:style-name="P43">The <text:span text:style-name="T3">admin</text:span> account enabled (password is <text:span text:style-name="T3">admin</text:span>) in the <text:span text:style-name="T3">soa-users.properties</text:span> file in <text:span text:style-name="T3">homeloan-integration-bpm-demo/target/jboss-soa-p-5/jboss-as/server/default/conf/props</text:span></text:p>
        </text:list-item>
        <text:list-item>
          <text:p text:style-name="P44"><text:span text:style-name="T45">This account </text:span><text:span text:style-name="T46">is </text:span><text:span text:style-name="T45">made available for the inserted BRMS applications by inserting the corresponding application policy in the </text:span><text:span text:style-name="T7">login-config.xml</text:span><text:span text:style-name="T45"> file.</text:span></text:p>
        </text:list-item>
        <text:list-item>
          <text:p text:style-name="P43">Registered an additional RiftSaw event listener in the <text:span text:style-name="T3">bpel.properties</text:span> file (see <text:span text:style-name="T3">bpel.event.listeners</text:span>) located in <text:span text:style-name="T3">homeloan-integration-bpm-demo/target/jboss-soa-p-5/jboss-as/server/default/deploy/riftsaw.sar.</text:span></text:p>
        </text:list-item>
        <text:list-item>
          <text:p text:style-name="P43">Copied the custom RiftSaw event listener implementation jar file (<text:span text:style-name="T3">droolsfusion-eventlistener.jar</text:span>) to <text:span text:style-name="T3">homeloan-integration-bpm-demo/target/jboss-soa-p-5/jboss-as/server/default/deploy/riftsaw.sar/lib</text:span>.</text:p>
        </text:list-item>
        <text:list-item>
          <text:p text:style-name="P43">Deployed the <text:span text:style-name="T3">jboss-brms.war</text:span> (Business Rule Manager/Guvnor)<text:span text:style-name="T39"> to </text:span><text:span text:style-name="T20">homeloan-integration-bpm-demo/target/jboss-soa-p-5/jboss-as/server/default/deploy</text:span><text:span text:style-name="T39">. This eliminates the need to have two separate servers running.</text:span></text:p>
        </text:list-item>
      </text:list>
      <text:p text:style-name="P10"/>
      <text:p text:style-name="P14"><text:span text:style-name="T35">Caveat</text:span><text:span text:style-name="T34">: the script creates an </text:span><text:span text:style-name="T3">inboundLoanApplications</text:span> <text:span text:style-name="T43">directory inside the </text:span><text:span text:style-name="T6">/tmp</text:span><text:span text:style-name="T43"> directory. When your machine reboots, the latter is cleared. So before you try to start an existing server as prepared during this setup after a reboot, be sure to manually recreate that directory. Failing to do so will cause a deployment error for “homeloan-origination-esb.esb”.</text:span></text:p>
      <text:p text:style-name="P20"/>
      <text:h text:style-name="P33" text:outline-level="2"/>
      <text:h text:style-name="P35" text:outline-level="2">JBoss Developer Studio <text:span text:style-name="T49">5 </text:span>Configuration</text:h>
      <text:p text:style-name="Text_20_body">In this section, you will configure JBoss Developer Studio. <text:s/>Specifically you will add the SOA Platform 5.3 server runtime environment and then import the three projects that make up the home loan integration demo.</text:p>
      <text:p text:style-name="Text_20_body">Important: It is assumed that you already have JBoss Developer Studio installed. This demo has been tested with JBoss Developer Studio 5.<text:span text:style-name="T1">0.</text:span><text:span text:style-name="T55">x</text:span><text:span text:style-name="T1">.GA</text:span>.</text:p>
      <text:p text:style-name="Text_20_body">Launch <text:s/>JBoss Developer Studio</text:p>
      <text:list xml:id="list1208096453" text:style-name="L5">
        <text:list-item>
          <text:p text:style-name="P54">Either select or switch to a new workspace by pointing to the <text:span text:style-name="T3">homeloan-integration-bpm-demo</text:span><text:span text:style-name="T3">/projects</text:span><text:span text:style-name="T22"> folder.</text:span></text:p>
        </text:list-item>
        <text:list-item>
          <text:p text:style-name="P54">If the Welcome to JBoss Developer Studio screen appears, dismiss it by click the Workbench arrow in the upper right.</text:p>
        </text:list-item>
      </text:list>
      <text:p text:style-name="P22"/>
      <text:p text:style-name="P22">Install SOA tools for ESB and BRMS</text:p>
      <text:list xml:id="list1994855703" text:style-name="L6">
        <text:list-item>
          <text:p text:style-name="P55"><text:span text:style-name="T1">Open the JBoss Central view (</text:span><text:span text:style-name="T4">Help → JBoss Central</text:span><text:span text:style-name="T1">), open the </text:span><text:span text:style-name="T4">Software/Update</text:span><text:span text:style-name="T1"> tab, check both the </text:span><text:span text:style-name="T4">SOA and Data Services Tooling</text:span><text:span text:style-name="T1"> and </text:span><text:span text:style-name="T4">Business Rules Tooling</text:span><text:span text:style-name="T1"> boxes and hit the Install button at the bottom.</text:span></text:p>
        </text:list-item>
        <text:list-item>
          <text:p text:style-name="P55">Follow the installation dialogue by <text:span text:style-name="T44">selecting all features, </text:span>accepting licenses and approving of warnings. Finally restart JBoss Developer Studio to complete the installation.</text:p>
        </text:list-item>
      </text:list>
      <text:p text:style-name="P22"/>
      <text:p text:style-name="P22">Detect and add a SOA-P 5.3 runtime environment</text:p>
      <text:list xml:id="list853272227" text:style-name="L7">
        <text:list-item>
          <text:p text:style-name="P56"><text:span text:style-name="T22">Select </text:span><text:span text:style-name="T3">Preferences</text:span><text:span text:style-name="T22"> from the </text:span><text:span text:style-name="T3">Window</text:span><text:span text:style-name="T22"> menu.</text:span></text:p>
        </text:list-item>
        <text:list-item>
          <text:p text:style-name="P56"><text:span text:style-name="T22">In the left hand side, expand </text:span><text:span text:style-name="T3">JBoss Tools</text:span><text:span text:style-name="T22"> and then select </text:span><text:span text:style-name="T3">JBoss Tool Runtime Detection</text:span></text:p>
        </text:list-item>
        <text:list-item>
          <text:p text:style-name="P56"><text:span text:style-name="T22">Select the Add button and navigate to the </text:span><text:span text:style-name="T3">homeloan-integration-bpm-demo/target</text:span><text:span text:style-name="T22"> folder, then select </text:span><text:span text:style-name="T3">OK</text:span><text:span text:style-name="T22">.</text:span></text:p>
        </text:list-item>
        <text:list-item>
          <text:p text:style-name="P56"><text:span text:style-name="T22">The SOA-P 5.3 runtime created earlier should have been found and selected</text:span><text:span text:style-name="T22"> </text:span><text:span text:style-name="T23">(it will say 5.1 unde</text:span><text:span text:style-name="T23">r the version, though</text:span><text:span text:style-name="T23">, </text:span><text:span text:style-name="T24">but that refers to the underlying EAP version</text:span><text:span text:style-name="T23">)</text:span><text:span text:style-name="T22">. <text:s/>If so, select </text:span><text:span text:style-name="T3">OK</text:span><text:span text:style-name="T22">.</text:span></text:p>
        </text:list-item>
        <text:list-item>
          <text:p text:style-name="P56"><text:span text:style-name="T22">Select </text:span><text:span text:style-name="T3">OK</text:span><text:span text:style-name="T22"> again to close the Preferences dialog window.</text:span></text:p>
        </text:list-item>
      </text:list>
      <text:p text:style-name="P22"/>
      <text:p text:style-name="P22">Import Projects</text:p>
      <text:list xml:id="list2026177040" text:style-name="L8">
        <text:list-item>
          <text:p text:style-name="P57"><text:span text:style-name="T22">Select </text:span><text:span text:style-name="T3">Import...</text:span><text:span text:style-name="T22"> from the </text:span><text:span text:style-name="T3">File</text:span><text:span text:style-name="T22"> menu.</text:span></text:p>
        </text:list-item>
        <text:list-item>
          <text:p text:style-name="P57"><text:span text:style-name="T22">Expand the </text:span><text:span text:style-name="T3">General</text:span><text:span text:style-name="T22"> folder, and then select </text:span><text:span text:style-name="T3">Existing Projects into Workspace</text:span></text:p>
        </text:list-item>
        <text:list-item>
          <text:p text:style-name="P57"><text:span text:style-name="T22">Select the </text:span><text:span text:style-name="T3">Browse</text:span><text:span text:style-name="T22"> button to </text:span><text:span text:style-name="T3">Select root directory</text:span><text:span text:style-name="T22">, you should be in the </text:span><text:span text:style-name="T3">homeloan-integration-</text:span><text:span text:style-name="T13">bpm-</text:span><text:span text:style-name="T3">demo</text:span><text:span text:style-name="T22"> folder (if not, then navigate there) and then select </text:span><text:span text:style-name="T3">OK</text:span><text:span text:style-name="T22">.</text:span></text:p>
        </text:list-item>
        <text:list-item>
          <text:p text:style-name="P57"><text:span text:style-name="T22">Make sure the three projects (homeloan-orgination-bpel, homeloan-origination-cep, and homeload-origination-esb) and then select </text:span><text:span text:style-name="T3">Finish</text:span><text:span text:style-name="T22">.</text:span></text:p>
        </text:list-item>
        <text:list-item>
          <text:p text:style-name="P57"><text:span text:style-name="T22">The projects are now imported. Note that you might see the </text:span><text:span text:style-name="T3">Problems</text:span><text:span text:style-name="T22"> view report 4 errors. This is due to bad build path errors on two of the projects (marked with red exclamation points). </text:span></text:p>
        </text:list-item>
        <text:list-item>
          <text:p text:style-name="P57"><text:span text:style-name="T22">Fix errors by right-clicking on </text:span><text:span text:style-name="T3">homeloan-origination-cep</text:span><text:span text:style-name="T22"> project, select </text:span><text:span text:style-name="T3">Properties, </text:span><text:span text:style-name="T22">select </text:span><text:span text:style-name="T3">Java </text:span><text:span text:style-name="T3">Build Path, </text:span><text:span text:style-name="T22">select </text:span><text:span text:style-name="T3">Libraries </text:span><text:span text:style-name="T22">tab, select </text:span><text:span text:style-name="T3">JRE System Library</text:span><text:span text:style-name="T22"> marked with red star, click button </text:span><text:span text:style-name="T3">Edit...</text:span><text:span text:style-name="T22">, pop-up listing of JRE System Library appears, select </text:span><text:span text:style-name="T3">Workspace default JRE</text:span><text:span text:style-name="T22"> button and </text:span><text:span text:style-name="T3">Finish</text:span><text:span text:style-name="T22">. This project will rebuild and be fixed.</text:span></text:p>
        </text:list-item>
        <text:list-item>
          <text:p text:style-name="P57"><text:span text:style-name="T22">Fix errors in </text:span><text:span text:style-name="T3">homeloan-origination-esb</text:span><text:span text:style-name="T22"> project by following same process listed in previous step.</text:span></text:p>
        </text:list-item>
      </text:list>
      <text:h text:style-name="Heading_20_2" text:outline-level="2"><text:soft-page-break/><text:span text:style-name="T8">Configure and s</text:span><text:span text:style-name="T3">tart the JBoss Enterprise SOA Platform</text:span></text:h>
      <text:p text:style-name="P22">In this section, you will start the server from within JBoss Developer Studio, <text:span text:style-name="T46">but before that you will make sure that the server will get enough memory for the additional BRMS functionality</text:span>.</text:p>
      <text:list xml:id="list1137489671" text:style-name="L9">
        <text:list-item>
          <text:p text:style-name="P60">Select the <text:span text:style-name="T3">Servers</text:span> view<text:line-break/>If it is currently not open, select <text:span text:style-name="T3">Show View --&gt; Other...</text:span> from the <text:span text:style-name="T3">Window</text:span> menu and search for the <text:span text:style-name="T3">Servers</text:span> view.</text:p>
        </text:list-item>
        <text:list-item>
          <text:p text:style-name="P60">You should see the <text:span text:style-name="T3">jboss-soa-p</text:span> server you created in section 2.2.</text:p>
        </text:list-item>
        <text:list-item>
          <text:p text:style-name="P60"><text:span text:style-name="T46">Double click on </text:span><text:span text:style-name="T8">jboss-soa-p</text:span><text:span text:style-name="T46"> to open the server's overview page. Under </text:span><text:span text:style-name="T8">General Information</text:span><text:span text:style-name="T46">, </text:span><text:span text:style-name="T46">click the link </text:span><text:span text:style-name="T8">Open launch configuration</text:span><text:span text:style-name="T46">.</text:span></text:p>
        </text:list-item>
        <text:list-item>
          <text:p text:style-name="P60"><text:span text:style-name="T46">Change the VM arguments from '</text:span><text:span text:style-name="T8">-Xms256m -Xmx768m</text:span><text:span text:style-name="T46">' to '</text:span><text:span text:style-name="T8">-Xms1303m -Xmx1303m</text:span><text:span text:style-name="T46">' (leave the rest of the parameters as they are), </text:span><text:span text:style-name="T47">and close the pop-up with the </text:span><text:span text:style-name="T9">OK</text:span><text:span text:style-name="T47"> button</text:span><text:span text:style-name="T46">. </text:span><text:span text:style-name="T47">You can also close the overview page now.</text:span></text:p>
        </text:list-item>
        <text:list-item>
          <text:p text:style-name="P60">Right click on <text:span text:style-name="T3">jboss-soa-p</text:span> and select Start from the pop-up menu. In a few m<text:span text:style-name="T47">inutes</text:span> your JBoss Enterprise SOA Platform <text:span text:style-name="T47">with BRMS </text:span>will be running.</text:p>
        </text:list-item>
      </text:list>
      <text:h text:style-name="Heading_20_2" text:outline-level="2">Importing Rule Repository</text:h>
      <text:p text:style-name="Text_20_body">In this section, you will import all of the JBoss Enterprise BRMS artifacts into the Business Rules Manager (a.k.a. Guvnor).</text:p>
      <text:list xml:id="list717643773" text:style-name="L10">
        <text:list-item>
          <text:p text:style-name="P61">Open up your Web browser of choice and navigate to <text:a xlink:type="simple" xlink:href="http://localhost:8080/jboss-brms/"><text:span text:style-name="T3">http://localhost:8080/jboss-brms/</text:span></text:a>.</text:p>
        </text:list-item>
        <text:list-item>
          <text:p text:style-name="P45">Use the default credentials of <text:span text:style-name="T3">admin</text:span>/<text:span text:style-name="T3">admin</text:span>.</text:p>
        </text:list-item>
        <text:list-item>
          <text:p text:style-name="P46">Upon logging in, you will see the following prompt<text:span text:style-name="T40">:<text:line-break/></text:span><text:span text:style-name="T59"><text:line-break/></text:span><text:span text:style-name="T40">This looks like a brand new repository.</text:span></text:p>
          <text:p text:style-name="P45"><text:span text:style-name="T40">Would you like to install a sample repository?<text:line-break/></text:span><text:span text:style-name="T60"><text:line-break/></text:span><text:span text:style-name="T41">Important: Please be sure to select </text:span><text:span text:style-name="T21">No thanks.</text:span></text:p>
        </text:list-item>
        <text:list-item>
          <text:p text:style-name="P53">Select the <text:span text:style-name="T3">Administration</text:span> section on the left hand side.</text:p>
        </text:list-item>
        <text:list-item>
          <text:p text:style-name="P53">From the <text:span text:style-name="T3">Administration</text:span> list select <text:span text:style-name="T3">Import Export</text:span>. This will open the <text:span text:style-name="T3">Import Export</text:span> window.</text:p>
        </text:list-item>
        <text:list-item>
          <text:p text:style-name="P53">Now select <text:span text:style-name="T3">Browse... </text:span><text:span text:style-name="T2">(or </text:span><text:span text:style-name="T5">Choose File</text:span><text:span text:style-name="T2">)</text:span> and navigate to <text:span text:style-name="T3">homeloan-integration-bpm-demo/support</text:span> folder and select the <text:span text:style-name="T3">repository_export.</text:span><text:span text:style-name="T11">zip</text:span> file.</text:p>
        </text:list-item>
        <text:list-item>
          <text:p text:style-name="P53">Lastly, select the <text:span text:style-name="T3">Import</text:span> button. <text:s/>Select <text:span text:style-name="T3">OK</text:span> to confirm that you want to import the artifacts.</text:p>
        </text:list-item>
      </text:list>
      <text:h text:style-name="Heading_20_2" text:outline-level="2">Deploying Demo Artifacts</text:h>
      <text:p text:style-name="Text_20_body">The last bit of set-up involves deploying the projects you previously imported.</text:p>
      <text:list xml:id="list998900129" text:style-name="L11">
        <text:list-item>
          <text:p text:style-name="P63"><text:span text:style-name="T2">In JBoss Developer Studio, s</text:span>elect the <text:span text:style-name="T3">Servers</text:span> view.<text:line-break/>If it is currently not open, select <text:span text:style-name="T3">Show View --&gt; Other...</text:span> from the <text:span text:style-name="T3">Window</text:span> menu and search for the <text:span text:style-name="T3">Servers</text:span> view.</text:p>
        </text:list-item>
        <text:list-item>
          <text:p text:style-name="P63"><text:span text:style-name="T22">Right click on </text:span><text:span text:style-name="T3">jboss-soa-p</text:span><text:span text:style-name="T22"> and select </text:span><text:span text:style-name="T3">Add and Remove...</text:span><text:span text:style-name="T22"> from the pop-up menu. <text:s/>This will open </text:span><text:span text:style-name="T22">the </text:span><text:span text:style-name="T3">Add and Remove</text:span><text:span text:style-name="T22"> dialog.</text:span></text:p>
        </text:list-item>
        <text:list-item>
          <text:p text:style-name="P63"><text:span text:style-name="T22">Select the </text:span><text:span text:style-name="T12">homeloan-origination-bpel</text:span><text:span text:style-name="T27"> and </text:span><text:span text:style-name="T12">homeloan-origination-esb</text:span><text:span text:style-name="T27"> projects and click the</text:span><text:span text:style-name="T22"> </text:span><text:span text:style-name="T3">Add &gt;</text:span><text:span text:style-name="T22"> button to add the</text:span><text:span text:style-name="T27">m</text:span><text:span text:style-name="T22"> to the </text:span><text:span text:style-name="T3">Configured</text:span><text:span text:style-name="T22"> section. Should a project not be listed, then just right-click on it and mark it as </text:span><text:span text:style-name="T3">Deployable.</text:span></text:p>
        </text:list-item>
        <text:list-item>
          <text:p text:style-name="P63"><text:span text:style-name="T22">Now select </text:span><text:span text:style-name="T3">Finish</text:span><text:span text:style-name="T22"> to deploy the</text:span><text:span text:style-name="T28">se</text:span><text:span text:style-name="T22"> projects the JBoss Enterprise SOA Platform</text:span></text:p>
        </text:list-item>
      </text:list>
      <text:p text:style-name="P22"/>
      <text:p text:style-name="P22">That is it!! <text:s/>You have successfully installed and configured the Home Loan Integration demo application.</text:p>
      <text:h text:style-name="P36" text:outline-level="1">Running the Demo</text:h>
      <text:h text:style-name="P34" text:outline-level="2">BPEL based demo</text:h>
      <text:h text:style-name="Heading_20_3" text:outline-level="3">Endpoint Addresses</text:h>
      <text:p text:style-name="Text_20_body">When the demo is fully deployed, three Web service endpoints are published. </text:p>
      <text:list xml:id="list1462968374" text:style-name="L12">
        <text:list-item>
          <text:p text:style-name="P37"><text:a xlink:type="simple" xlink:href="http://localhost:8080/JBHomeLoans/HomeLoanPreQualification">http://localhost:8080/JBHomeLoans/HomeLoanPreQualification</text:a></text:p>
          <text:list>
            <text:list-item>
              <text:p text:style-name="P37">This endpoint to start a new pre-qualification process via a SOAP Web service and is one of the primary ways to start the demo. <text:s/>There is a sample SOAP message in the <text:span text:style-name="T3">homeloan-origination-esb</text:span><text:span text:style-name="T22"> project. <text:s/>The file is names </text:span><text:span text:style-name="T3">AddApplicationSOAPRequest.xml</text:span><text:span text:style-name="T22"> and is located in the </text:span><text:span text:style-name="T3">esbcontent/resources/sampleMessages</text:span><text:span text:style-name="T22"> folder.</text:span></text:p>
            </text:list-item>
          </text:list>
        </text:list-item>
        <text:list-item>
          <text:p text:style-name="P37"><text:a xlink:type="simple" xlink:href="http://localhost:8080/homeloan-origination-esb/ebws/homeloan-origination-demo/PreQualDecisionService">http://localhost:8080/homeloan-origination-esb/ebws/homeloan-origination-demo/PreQualDecisionService</text:a></text:p>
          <text:list>
            <text:list-item>
              <text:p text:style-name="P37">This endpoint is an ESB Web Service (EBWS) and exposes the BRMS knowledge base as a decision service. <text:s/>It is used by the BPEL process but can be called independently if you are just showing the BRMS capabilities. <text:s/>There is a sample SOAP message in the <text:span text:style-name="T3">homeloan-origination-esb</text:span><text:span text:style-name="T22"> project. <text:s/>The file is names </text:span><text:span text:style-name="T3">PreQualificationDecisionRequest.xml</text:span><text:span text:style-name="T22"> and is located in the </text:span><text:span text:style-name="T3">esbcontent/resources/sampleMessages</text:span><text:span text:style-name="T22"> folder.</text:span></text:p>
            </text:list-item>
          </text:list>
        </text:list-item>
        <text:list-item>
          <text:p text:style-name="P37"><text:a xlink:type="simple" xlink:href="http://localhost:8080/JBHomeLoans/CreditReport">http://localhost:8080/JBHomeLoans/CreditReport</text:a></text:p>
          <text:list>
            <text:list-item>
              <text:p text:style-name="P37">This is another BPEL process, named <text:span text:style-name="T3">CreditReportProcess.bpel</text:span><text:span text:style-name="T22">. <text:s/>It is used by </text:span><text:span text:style-name="T3">HomeLoanPreQualification.bpel</text:span><text:span text:style-name="T22"> to simulate obtaining a credit report from an outside credit agency. <text:s/>There is no reason to call this directly and as such there is no defined sample message for this service.</text:span></text:p>
            </text:list-item>
          </text:list>
        </text:list-item>
      </text:list>
      <text:p text:style-name="Text_20_body">There is also a file-based listener endpoint used to receive new pre-qualification applications via the file system.</text:p>
      <text:list xml:id="list1397356185" text:style-name="L13">
        <text:list-item>
          <text:p text:style-name="P38">/tmp/inboundLoanApplications</text:p>
          <text:list>
            <text:list-item>
              <text:p text:style-name="P38">Saving a file with a <text:span text:style-name="T3">.loan</text:span><text:span text:style-name="T22"> extension to this folder will trigger the ESB listener to start a new loan application process. <text:s/>This is similar to the Web service defined above, but using a file location instead of a URL endpoint. <text:s/>There is a sample SOAP message in the </text:span><text:span text:style-name="T3">homeloan-origination-esb</text:span><text:span text:style-name="T22"> project. <text:s/>The file is names </text:span><text:span text:style-name="T3">AddApplicationFileRequest.xml</text:span><text:span text:style-name="T22"> and is located in the </text:span><text:span text:style-name="T3">esbcontent/resources/sampleMessages</text:span><text:span text:style-name="T22"> folder. Results should be a text file </text:span><text:span text:style-name="T3">PreApprovalResponse.txt</text:span><text:span text:style-name="T22"> with an xml reply filled with results data.</text:span></text:p>
            </text:list-item>
          </text:list>
        </text:list-item>
      </text:list>
      <text:h text:style-name="Heading_20_3" text:outline-level="3">Making the demo have different behavior</text:h>
      <text:p text:style-name="Text_20_body">There are a few pieces of data in the message which cause the demo application to behave differently.</text:p>
      <text:list xml:id="list312406573" text:style-name="L14">
        <text:list-item>
          <text:p text:style-name="P39">Applicant's Social Security Number.</text:p>
          <text:list>
            <text:list-item>
              <text:p text:style-name="P39">The first three digits of the applicant's social security number determines their credit score . For Example, if the social security number is 720-55-1234 then they will have a credit score of 720 returned from the credit agency. <text:s/>This is used in the Credit Score Range decision table and normally results in the loan either being approved or not being approved.</text:p>
            </text:list-item>
            <text:list-item>
              <text:p text:style-name="P39"><text:soft-page-break/>Also, if the credit score is an odd number, it will add a one second delay to completing the pre-qualification process. <text:s/>This is useful when demoing the complex event processing scenario as the extra time will cause this process to typically exceed the threshold and cause an SLA violation to be printed on the console</text:p>
            </text:list-item>
          </text:list>
        </text:list-item>
        <text:list-item>
          <text:p text:style-name="P39">Other data in determining the outcome of the pre-qualification process include the loan amount, the deposit amount, if the applicant is self-employed or not, and the length of the loan. Take a look at the Pricing loans decision table to see how this impacts the loan decisions.</text:p>
        </text:list-item>
      </text:list>
      <text:h text:style-name="P34" text:outline-level="2">BPM based demo</text:h>
      <text:h text:style-name="Heading_20_3" text:outline-level="3">Running the BPMN demo from Business Central</text:h>
      <text:p text:style-name="P25">In this section, you will be running the process from Business Central (a.k.a. the jBPM console). <text:span text:style-name="T61">For this to work, we first have to publish the process in Guvnor.</text:span></text:p>
      <text:list xml:id="list1995408013" text:style-name="L15">
        <text:list-item>
          <text:p text:style-name="P64">Open up your Web browser of choice and navigate to <text:a xlink:type="simple" xlink:href="http://localhost:8080/jboss-brms/"><text:span text:style-name="T3">http://localhost:8080/jboss-brms/</text:span></text:a>.</text:p>
        </text:list-item>
        <text:list-item>
          <text:p text:style-name="P49"><text:span text:style-name="T61">Use the default credentials of </text:span><text:span text:style-name="T17">admin</text:span><text:span text:style-name="T61">/</text:span><text:span text:style-name="T17">admin</text:span><text:span text:style-name="T61">.</text:span></text:p>
        </text:list-item>
        <text:list-item>
          <text:p text:style-name="P49">Choose <text:span text:style-name="T17">Knowledge Bases</text:span> from the menu on the left <text:span text:style-name="T51">(bottom), </text:span><text:span text:style-name="T61">open the </text:span><text:span text:style-name="T17">Packages</text:span><text:span text:style-name="T51"> </text:span>and select <text:span text:style-name="T17">mortgages</text:span>.</text:p>
        </text:list-item>
        <text:list-item>
          <text:p text:style-name="P49"><text:span text:style-name="T61">Select the </text:span><text:span text:style-name="T17">Edit</text:span><text:span text:style-name="T61"> tab, validate the configuration and build the package.</text:span></text:p>
        </text:list-item>
      </text:list>
      <text:p text:style-name="P9">Now the process and its dependencies are available to the jBPM console.</text:p>
      <text:p text:style-name="P9"/>
      <text:list xml:id="list539413591" text:continue-list="list717643773" text:style-name="L10">
        <text:list-item text:start-value="1">
          <text:p text:style-name="P62"><text:span text:style-name="T61">In the</text:span> Web browser, navigate to <text:a xlink:type="simple" xlink:href="http://localhost:8080/business-central"><text:span text:style-name="T10">http://localhost:8080/business-central</text:span></text:a>.</text:p>
        </text:list-item>
        <text:list-item>
          <text:p text:style-name="P47"><text:span text:style-name="T48">Use the default credentials of </text:span><text:span text:style-name="T10">admin</text:span><text:span text:style-name="T48">/</text:span><text:span text:style-name="T10">admin</text:span><text:span text:style-name="T48">.</text:span></text:p>
        </text:list-item>
        <text:list-item>
          <text:p text:style-name="P47"><text:span text:style-name="T48">Choose </text:span><text:span text:style-name="T10">Processes</text:span><text:span text:style-name="T48"> from the menu on the left </text:span><text:span text:style-name="T51">(bottom) </text:span><text:span text:style-name="T48">and select </text:span><text:span text:style-name="T10">Process Overview</text:span><text:span text:style-name="T48">.</text:span></text:p>
        </text:list-item>
        <text:list-item>
          <text:p text:style-name="P48"><text:span text:style-name="T51">Select the </text:span><text:span text:style-name="T12">HomeLoan</text:span><text:span text:style-name="T51"> process, and click </text:span><text:span text:style-name="T12">Start</text:span><text:span text:style-name="T51">.</text:span></text:p>
        </text:list-item>
        <text:list-item>
          <text:p text:style-name="P48"><text:span text:style-name="T51">Click </text:span><text:span text:style-name="T12">OK</text:span><text:span text:style-name="T51"> to confirm that you really want to start a new execution.</text:span></text:p>
        </text:list-item>
      </text:list>
      <text:p text:style-name="P4"/>
      <text:p text:style-name="P2"><text:span text:style-name="T51">Take a look at the server log </text:span><text:span text:style-name="T62">in the JBDS console view</text:span><text:span text:style-name="T51"> (</text:span><text:span text:style-name="T62">or the file </text:span><text:span text:style-name="T51">in the </text:span><text:span text:style-name="T12">homeloan-integration-bpm-demo/target/jboss-soa-p-5/jboss-as/server/log/</text:span><text:span text:style-name="T51"> directory), and see that the process has run its course by checking for </text:span><text:span text:style-name="T12">[STDOUT]</text:span><text:span text:style-name="T51"> comments indicating the path through the nodes and the final approval or rejection.</text:span></text:p>
      <text:h text:style-name="P32" text:outline-level="3"><text:span text:style-name="T25">Running the BPMN demo </text:span><text:span text:style-name="T26">from JBDS</text:span></text:h>
      <text:p text:style-name="P24"><text:span text:style-name="T28">For running the demo from the IDE, an additional project has to be included. This one is based on </text:span><text:span text:style-name="T30">a</text:span><text:span text:style-name="T28"> Maven </text:span><text:span text:style-name="T30">setup; it is assumed Maven itself is already installed</text:span><text:span text:style-name="T28">.</text:span></text:p>
      <text:p text:style-name="P24"><text:span text:style-name="T30">Start off in the </text:span><text:span text:style-name="T14">homeloan-integration-bpm-demo</text:span><text:span text:style-name="T30"> directory. </text:span><text:span text:style-name="T33">If you ran the init.sh script initially, then t</text:span><text:span text:style-name="T29">he BRMS </text:span><text:span text:style-name="T30">libraries</text:span><text:span text:style-name="T29"> </text:span><text:span text:style-name="T33">have been added to your</text:span><text:span text:style-name="T29"> Maven repo. </text:span><text:span text:style-name="T33">Now</text:span><text:span text:style-name="T30"> change</text:span><text:span text:style-name="T28"> to the </text:span><text:span text:style-name="T13">projects/ homeloan-integration-bpm</text:span><text:span text:style-name="T28"> folder:</text:span></text:p>
      <text:p text:style-name="P5"/>
      <text:p text:style-name="P19">$ cd <text:s/>projects/homeloan-integration-bpm</text:p>
      <text:p text:style-name="P21"/>
      <text:p text:style-name="P15"><text:span text:style-name="T53">To prepare for import</text:span><text:span text:style-name="T54">ing the project</text:span><text:span text:style-name="T53"> in Eclipse, run the following too:</text:span></text:p>
      <text:p text:style-name="P21"/>
      <text:p text:style-name="P18"><text:span text:style-name="T52">$ </text:span><text:span text:style-name="T53">mvn eclipse:eclipse</text:span></text:p>
      <text:p text:style-name="P26"/>
      <text:p text:style-name="Text_20_body"><text:soft-page-break/><text:span text:style-name="T55">Now the project can be imported into </text:span><text:span text:style-name="T56">JBoss Developer Studio</text:span><text:span text:style-name="T55"> as the ones in section 2.2:</text:span></text:p>
      <text:list xml:id="list1060900620" text:continue-list="list2026177040" text:style-name="L8">
        <text:list-item text:start-value="1">
          <text:p text:style-name="P58"><text:span text:style-name="T22">Select </text:span><text:span text:style-name="T3">Import...</text:span><text:span text:style-name="T22"> from the </text:span><text:span text:style-name="T3">File</text:span><text:span text:style-name="T22"> menu.</text:span></text:p>
        </text:list-item>
        <text:list-item>
          <text:p text:style-name="P59"><text:span text:style-name="T22">Expand the </text:span><text:span text:style-name="T3">General</text:span><text:span text:style-name="T22"> folder, and then select </text:span><text:span text:style-name="T3">Existing Projects into Workspace</text:span><text:span text:style-name="T22"> </text:span><text:span text:style-name="T28">and click </text:span><text:span text:style-name="T13">Next</text:span><text:span text:style-name="T22">.</text:span></text:p>
        </text:list-item>
        <text:list-item>
          <text:p text:style-name="P58"><text:span text:style-name="T28">Again, s</text:span><text:span text:style-name="T22">elect the </text:span><text:span text:style-name="T3">Browse</text:span><text:span text:style-name="T22"> button to </text:span><text:span text:style-name="T3">Select root directory</text:span><text:span text:style-name="T22">, you should be in the </text:span><text:span text:style-name="T3">homeloan-integration-</text:span><text:span text:style-name="T13">bpm-</text:span><text:span text:style-name="T3">demo'</text:span><text:span text:style-name="T14">s projects</text:span><text:span text:style-name="T22"> folder (if not, then navigate there) and then select </text:span><text:span text:style-name="T3">OK</text:span><text:span text:style-name="T22">.</text:span></text:p>
        </text:list-item>
        <text:list-item>
          <text:p text:style-name="P58"><text:span text:style-name="T28">Select only the </text:span><text:span text:style-name="T13">homeloan-integration-bpm</text:span><text:span text:style-name="T28"> project, and click </text:span><text:span text:style-name="T13">Finish</text:span><text:span text:style-name="T28">.</text:span></text:p>
        </text:list-item>
        <text:list-item>
          <text:p text:style-name="P50">The project now appears in the Package Explorer (and similar views).</text:p>
        </text:list-item>
      </text:list>
      <text:p text:style-name="P6"/>
      <text:p text:style-name="P8">There are two ways to run the process in Jboss Developer Studio (both depend on the BRMS server to run and have at least the BPEL project deployed):</text:p>
      <text:h text:style-name="P31" text:outline-level="4">Run the process as a Java application</text:h>
      <text:list xml:id="list1546011809" text:style-name="L16">
        <text:list-item>
          <text:p text:style-name="P65"><text:span text:style-name="T31">Open the </text:span><text:span text:style-name="T15">homeloan-integration-bpm</text:span><text:span text:style-name="T31"> project, open the </text:span><text:span text:style-name="T15">src/main/java</text:span><text:span text:style-name="T31"> source folder and finally open the </text:span><text:span text:style-name="T57">org.jbpm.homeloan</text:span><text:span text:style-name="T31"> package.</text:span></text:p>
        </text:list-item>
        <text:list-item>
          <text:p text:style-name="P65"><text:span text:style-name="T31">Right-click on the </text:span><text:span text:style-name="T57">ProcessMain.java</text:span><text:span text:style-name="T31"> class, hover over </text:span><text:span text:style-name="T15">Run As</text:span><text:span text:style-name="T31"> and select </text:span><text:span text:style-name="T15">Java Application</text:span><text:span text:style-name="T31">.</text:span></text:p>
        </text:list-item>
        <text:list-item>
          <text:p text:style-name="P51">The console now displays the logging output of the process as it runs.</text:p>
        </text:list-item>
      </text:list>
      <text:p text:style-name="P7"/>
      <text:p text:style-name="Standard"><text:span text:style-name="T31">The outcome of the process can be manipulated by changing the values in the </text:span><text:span text:style-name="T15">application.xml</text:span><text:span text:style-name="T31"> file in the </text:span><text:span text:style-name="T15">src/test/resources</text:span><text:span text:style-name="T31"> directory.</text:span></text:p>
      <text:h text:style-name="P31" text:outline-level="4">Run the process as a JUnit test</text:h>
      <text:p text:style-name="P23">Several (fixed) scenarios are available as JUnit tests. To run them all sequentially:</text:p>
      <text:list xml:id="list1812633616" text:continue-list="list1546011809" text:style-name="L16">
        <text:list-item text:start-value="1">
          <text:p text:style-name="P66"><text:span text:style-name="T31">Open the </text:span><text:span text:style-name="T15">homeloan-integration-bpm</text:span><text:span text:style-name="T31"> project, open the </text:span><text:span text:style-name="T15">src/</text:span><text:span text:style-name="T16">test</text:span><text:span text:style-name="T15">/java</text:span><text:span text:style-name="T31"> source folder and finally open the </text:span><text:span text:style-name="T57">org.jbpm.homeloan</text:span><text:span text:style-name="T31"> package.</text:span></text:p>
        </text:list-item>
        <text:list-item>
          <text:p text:style-name="P66"><text:span text:style-name="T31">Right-click on the </text:span><text:span text:style-name="T57">Process</text:span><text:span text:style-name="T58">Test</text:span><text:span text:style-name="T57">.java</text:span><text:span text:style-name="T31"> class, hover over </text:span><text:span text:style-name="T15">Run As</text:span><text:span text:style-name="T31"> and select </text:span><text:span text:style-name="T15">J</text:span><text:span text:style-name="T16">Unit Test</text:span><text:span text:style-name="T31">.</text:span></text:p>
        </text:list-item>
        <text:list-item>
          <text:p text:style-name="P66"><text:span text:style-name="T31">The </text:span><text:span text:style-name="T32">JUnit view starts to run all tests one after another, and the </text:span><text:span text:style-name="T31">console displays the logging output of </text:span><text:span text:style-name="T32">each</text:span><text:span text:style-name="T31"> process as it runs.</text:span></text:p>
        </text:list-item>
        <text:list-item>
          <text:p text:style-name="P52">The JUnit bar is gre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Pellegrini</meta:initial-creator>
    <meta:creation-date>2011-12-05T15:55:09</meta:creation-date>
    <dc:date>2013-02-25T13:11:27</dc:date>
    <meta:editing-duration>P3DT20H1M5S</meta:editing-duration>
    <meta:editing-cycles>73</meta:editing-cycles>
    <meta:generator>LibreOffice/3.6$MacOSX_x86 LibreOffice_project/5b93205-6e6b3fc-7830f6d-c08ad66-1d9bf4</meta:generator>
    <meta:document-statistic meta:table-count="0" meta:image-count="0" meta:object-count="0" meta:page-count="7" meta:paragraph-count="155" meta:word-count="2494" meta:character-count="16206" meta:non-whitespace-character-count="13941"/>
  </office:meta>
</office:document-meta>
</file>